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ohit Hindi1" svg:font-family="'Lohit Hindi'"/>
    <style:font-face style:name="Courier 10 Pitch" svg:font-family="'Courier 10 Pitch'" style:font-pitch="fixed"/>
    <style:font-face style:name="FreeMono" svg:font-family="FreeMono" style:font-family-generic="modern" style:font-pitch="fixed"/>
    <style:font-face style:name="Khmer OS" svg:font-family="'Khmer OS'" style:font-pitch="variable"/>
    <style:font-face style:name="Ubuntu Light" svg:font-family="'Ubuntu Light'"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zxx" fo:country="none" officeooo:rsid="001b6045" officeooo:paragraph-rsid="001b6045" style:language-asian="zxx" style:country-asian="none" style:language-complex="zxx" style:country-complex="none"/>
    </style:style>
    <style:style style:name="P2" style:family="paragraph" style:parent-style-name="Standard">
      <style:text-properties fo:language="zxx" fo:country="none" officeooo:rsid="001fe0e7" officeooo:paragraph-rsid="001fe0e7" fo:background-color="#ffff66" style:language-asian="zxx" style:country-asian="none" style:language-complex="zxx" style:country-complex="none"/>
    </style:style>
    <style:style style:name="P3" style:family="paragraph" style:parent-style-name="Standard">
      <style:text-properties style:font-name="Courier 10 Pitch" fo:language="zxx" fo:country="none" officeooo:rsid="0021a6a4" officeooo:paragraph-rsid="0021a6a4" style:language-asian="zxx" style:country-asian="none" style:language-complex="zxx" style:country-complex="none"/>
    </style:style>
    <style:style style:name="P4" style:family="paragraph" style:parent-style-name="Standard">
      <style:text-properties style:font-name="Ubuntu Light" fo:font-size="14pt" fo:language="zxx" fo:country="none" officeooo:rsid="00227bdc" officeooo:paragraph-rsid="00227bdc" style:font-size-asian="14pt" style:language-asian="zxx" style:country-asian="none" style:font-size-complex="14pt" style:language-complex="zxx" style:country-complex="none"/>
    </style:style>
    <style:style style:name="P5" style:family="paragraph" style:parent-style-name="Standard">
      <style:text-properties style:font-name="Ubuntu Light" fo:language="zxx" fo:country="none" officeooo:rsid="0021a6a4" officeooo:paragraph-rsid="0021a6a4" style:language-asian="zxx" style:country-asian="none" style:language-complex="zxx" style:country-complex="none"/>
    </style:style>
    <style:style style:name="P6" style:family="paragraph" style:parent-style-name="Standard">
      <style:text-properties style:font-name="Ubuntu Light" fo:language="zxx" fo:country="none" officeooo:rsid="00164a52" officeooo:paragraph-rsid="00164a52" style:language-asian="zxx" style:country-asian="none" style:language-complex="zxx" style:country-complex="none"/>
    </style:style>
    <style:style style:name="P7" style:family="paragraph" style:parent-style-name="Standard">
      <style:text-properties style:font-name="Ubuntu Light" fo:language="zxx" fo:country="none" officeooo:rsid="0021afa8" officeooo:paragraph-rsid="0021afa8" style:language-asian="zxx" style:country-asian="none" style:language-complex="zxx" style:country-complex="none"/>
    </style:style>
    <style:style style:name="P8" style:family="paragraph" style:parent-style-name="Standard">
      <style:text-properties style:font-name="Ubuntu Light" fo:language="zxx" fo:country="none" officeooo:rsid="00227bdc" officeooo:paragraph-rsid="00227bdc" style:language-asian="zxx" style:country-asian="none" style:language-complex="zxx" style:country-complex="none"/>
    </style:style>
    <style:style style:name="P9" style:family="paragraph" style:parent-style-name="Standard">
      <style:text-properties style:font-name="Ubuntu Light" fo:language="zxx" fo:country="none" officeooo:rsid="001b6045" officeooo:paragraph-rsid="001b6045" style:language-asian="zxx" style:country-asian="none" style:language-complex="zxx" style:country-complex="none"/>
    </style:style>
    <style:style style:name="P10" style:family="paragraph" style:parent-style-name="Standard">
      <style:text-properties style:font-name="Ubuntu Light" fo:language="zxx" fo:country="none" officeooo:rsid="001fe0e7" officeooo:paragraph-rsid="001fe0e7" style:language-asian="zxx" style:country-asian="none" style:language-complex="zxx" style:country-complex="none"/>
    </style:style>
    <style:style style:name="P11" style:family="paragraph" style:parent-style-name="Standard">
      <style:text-properties style:font-name="Ubuntu Light" fo:language="zxx" fo:country="none" officeooo:rsid="00227bdc" officeooo:paragraph-rsid="00227bdc" fo:background-color="#ffff99" style:language-asian="zxx" style:country-asian="none" style:language-complex="zxx" style:country-complex="none"/>
    </style:style>
    <style:style style:name="P12" style:family="paragraph" style:parent-style-name="Standard">
      <style:text-properties style:font-name="Ubuntu Light" fo:language="zxx" fo:country="none" officeooo:rsid="001fe0e7" officeooo:paragraph-rsid="001b6045" fo:background-color="#ffff66" style:language-asian="zxx" style:country-asian="none" style:language-complex="zxx" style:country-complex="none"/>
    </style:style>
    <style:style style:name="P13" style:family="paragraph" style:parent-style-name="Standard">
      <style:text-properties style:font-name="Ubuntu Light" fo:language="zxx" fo:country="none" officeooo:rsid="001fe0e7" officeooo:paragraph-rsid="001fe0e7" fo:background-color="#ff0000" style:language-asian="zxx" style:country-asian="none" style:language-complex="zxx" style:country-complex="none"/>
    </style:style>
    <style:style style:name="T1" style:family="text">
      <style:text-properties officeooo:rsid="001d45b9"/>
    </style:style>
    <style:style style:name="T2" style:family="text">
      <style:text-properties officeooo:rsid="001f2d7d"/>
    </style:style>
    <style:style style:name="T3" style:family="text">
      <style:text-properties officeooo:rsid="0021afa8"/>
    </style:style>
    <style:style style:name="T4" style:family="text">
      <style:text-properties fo:background-color="#ffff99"/>
    </style:style>
    <style:style style:name="T5" style:family="text">
      <style:text-properties officeooo:rsid="0021afa8" fo:background-color="#ffff99"/>
    </style:style>
    <style:style style:name="T6" style:family="text">
      <style:text-properties style:font-name="Free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COMMUNICATION BETWEEN WEB APP AND CLIENT APP</text:p>
      <text:p text:style-name="P5"/>
      <text:p text:style-name="P5">1) PLAYER INITIALIZATION</text:p>
      <text:p text:style-name="P5"><text:s text:c="4"/>a) for the creation of a new player, insert the username</text:p>
      <text:p text:style-name="P5"><text:s text:c="8"/>[POST request to the server, using the username as parameter, the server will return the player's <text:s text:c="2"/>ID. Key: 'name'</text:p>
      <text:p text:style-name="P5"><text:s text:c="4"/>b) player's name update</text:p>
      <text:p text:style-name="P5"><text:s text:c="8"/>[POST request to the server, using as parameter the new username and th player's ID, the server will return an 'OK'. Keys: 'name', 'id']</text:p>
      <text:p text:style-name="P5"/>
      <text:p text:style-name="P5">2) LOBBY MANAGEMENT</text:p>
      <text:p text:style-name="P5"><text:s text:c="4"/>a) to create a new lobby and being part of itn insert new lobby's name</text:p>
      <text:p text:style-name="P5"><text:s text:c="8"/>[POST request to the server using as parameters the lobby's name and the player's ID. Lobby's name will be a primary key in the database. The server will return an 'OK'. Keys: 'name', 'id']</text:p>
      <text:p text:style-name="P5"><text:s text:c="4"/><text:span text:style-name="T5">#still missing the eventuality of lobby's name already existing</text:span></text:p>
      <text:p text:style-name="P5"><text:s text:c="4"/>b) join existing lobby</text:p>
      <text:p text:style-name="P5"><text:s text:c="8"/>- scroll existing lobbies</text:p>
      <text:p text:style-name="P5"><text:s text:c="8"/>[GET request to the server (no parameters), the server will return a list with the existing lobbies]</text:p>
      <text:p text:style-name="P5"><text:s text:c="4"/><text:span text:style-name="T5">#possibility to add a search based on initial letters</text:span></text:p>
      <text:p text:style-name="P5"><text:s text:c="8"/>- <text:span text:style-name="T3">join lobby</text:span></text:p>
      <text:p text:style-name="P5"><text:s text:c="8"/><text:span text:style-name="T3">[POST request to the server using as parameters lobby's name and player's ID. The server will return an 'OK'. Keys: 'name', 'id']</text:span></text:p>
      <text:p text:style-name="P6"/>
      <text:p text:style-name="P7">3) GAME CREATION</text:p>
      <text:p text:style-name="P7"><text:s text:c="4"/>To create a new game chose the number of checkpoint for every single player, the play range, and the start coordinates.</text:p>
      <text:p text:style-name="P7"><text:s text:c="4"/>[POST request to the server using as parameters the number of checkpoints, the play range, start coordinates and the lobby the player belongs to. Th server will return the maximum number of players for the created game. Keys: 'lobby', 'first' (number of checkpoints), 'second' (play range), 'third' (start coordinates as a string).]</text:p>
      <text:p text:style-name="P7"><text:s text:c="4"/><text:span text:style-name="T4">#the maximum number of of players depends on the fact that for every player must be available 1,5 times the number of checkpoints chosen by the game's creator, hence the application can manage which checkpoint provide on the fly, so the number of checkpoints in the play range must be enough to satisfy all requests.</text:span></text:p>
      <text:p text:style-name="P6"/>
      <text:p text:style-name="P8">4) GET CHECKPOINTS</text:p>
      <text:p text:style-name="P8"><text:s text:c="4"/>press a certain botton to get checkpoints</text:p>
      <text:p text:style-name="P8"><text:s text:c="4"/>[POST request to the server using as param the player's ID. The server will return a number of randomly choosen checkpoints equals to N*1,5 where N is the selected number of checkpoints in the creation of the game. Key: 'id']</text:p>
      <text:p text:style-name="P11">#till now the number of players who can take part to the game is not choosen, but I don't know if it actally is a problem</text:p>
      <text:p text:style-name="P11"/>
      <text:p text:style-name="P11">#a function returning an error when the maximum number of players is reached, in case the participant players add on the fly, still missing</text:p>
      <text:p text:style-name="P9"/>
      <text:p text:style-name="P12"/>
      <text:p text:style-name="P13"/>
      <text:p text:style-name="P13"/>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Lohit Hindi1" svg:font-family="'Lohit Hindi'"/>
    <style:font-face style:name="Courier 10 Pitch" svg:font-family="'Courier 10 Pitch'" style:font-pitch="fixed"/>
    <style:font-face style:name="FreeMono" svg:font-family="FreeMono" style:font-family-generic="modern" style:font-pitch="fixed"/>
    <style:font-face style:name="Khmer OS" svg:font-family="'Khmer OS'" style:font-pitch="variable"/>
    <style:font-face style:name="Ubuntu Light" svg:font-family="'Ubuntu Light'"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po Galli</meta:initial-creator>
    <meta:creation-date>2014-06-01T17:23:50.082503700</meta:creation-date>
    <dc:date>2014-06-02T16:40:13.495286876</dc:date>
    <dc:creator>Filippo Galli</dc:creator>
    <meta:editing-duration>PT7H37M32S</meta:editing-duration>
    <meta:editing-cycles>5</meta:editing-cycles>
    <meta:generator>LibreOffice/4.1.3.2$Linux_X86_64 LibreOffice_project/410m0$Build-2</meta:generator>
    <meta:document-statistic meta:table-count="0" meta:image-count="0" meta:object-count="0" meta:page-count="2" meta:paragraph-count="25" meta:word-count="419" meta:character-count="2507" meta:non-whitespace-character-count="2011"/>
  </office:meta>
</office:document-meta>
</file>